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0a237" officeooo:paragraph-rsid="0010a237"/>
    </style:style>
    <style:style style:name="P2" style:family="paragraph" style:parent-style-name="Standard">
      <style:text-properties fo:language="ru" fo:country="RU" officeooo:rsid="0010a237" officeooo:paragraph-rsid="001157b1"/>
    </style:style>
    <style:style style:name="P3" style:family="paragraph" style:parent-style-name="Standard">
      <style:text-properties fo:language="ru" fo:country="RU" officeooo:rsid="00111b55" officeooo:paragraph-rsid="001157b1"/>
    </style:style>
    <style:style style:name="P4" style:family="paragraph" style:parent-style-name="Standard">
      <style:text-properties fo:language="ru" fo:country="RU" officeooo:rsid="001157b1" officeooo:paragraph-rsid="001157b1"/>
    </style:style>
    <style:style style:name="P5" style:family="paragraph" style:parent-style-name="Standard">
      <style:text-properties fo:language="ru" fo:country="RU" officeooo:rsid="001339d6" officeooo:paragraph-rsid="001339d6"/>
    </style:style>
    <style:style style:name="P6" style:family="paragraph" style:parent-style-name="Standard">
      <style:text-properties fo:language="ru" fo:country="RU" officeooo:rsid="00133cc9" officeooo:paragraph-rsid="00133cc9"/>
    </style:style>
    <style:style style:name="P7" style:family="paragraph" style:parent-style-name="Standard">
      <style:text-properties fo:language="ru" fo:country="RU" officeooo:rsid="00133cc9" officeooo:paragraph-rsid="001f7980"/>
    </style:style>
    <style:style style:name="P8" style:family="paragraph" style:parent-style-name="Standard">
      <style:text-properties fo:language="ru" fo:country="RU" officeooo:rsid="001a6078" officeooo:paragraph-rsid="001a6078"/>
    </style:style>
    <style:style style:name="P9" style:family="paragraph" style:parent-style-name="Standard">
      <style:text-properties fo:language="ru" fo:country="RU" officeooo:rsid="001be0ea" officeooo:paragraph-rsid="001be0ea"/>
    </style:style>
    <style:style style:name="P10" style:family="paragraph" style:parent-style-name="Standard">
      <style:text-properties fo:language="ru" fo:country="RU" officeooo:rsid="0018be09" officeooo:paragraph-rsid="0018be09"/>
    </style:style>
    <style:style style:name="P11" style:family="paragraph" style:parent-style-name="Standard">
      <style:text-properties fo:language="ru" fo:country="RU" officeooo:rsid="001d7cb8" officeooo:paragraph-rsid="001d7cb8"/>
    </style:style>
    <style:style style:name="P12" style:family="paragraph" style:parent-style-name="Standard">
      <style:text-properties fo:language="ru" fo:country="RU" officeooo:rsid="001f7980" officeooo:paragraph-rsid="001f7980"/>
    </style:style>
    <style:style style:name="P13" style:family="paragraph" style:parent-style-name="Standard">
      <style:text-properties officeooo:paragraph-rsid="0018be09"/>
    </style:style>
    <style:style style:name="P14" style:family="paragraph" style:parent-style-name="Standard">
      <style:text-properties officeooo:rsid="0018be09" officeooo:paragraph-rsid="001a6078"/>
    </style:style>
    <style:style style:name="P15" style:family="paragraph" style:parent-style-name="Standard">
      <style:text-properties fo:language="en" fo:country="US" officeooo:rsid="0010a237" officeooo:paragraph-rsid="0010a237"/>
    </style:style>
    <style:style style:name="P16" style:family="paragraph" style:parent-style-name="Standard">
      <style:text-properties fo:language="en" fo:country="US" officeooo:rsid="00111b55" officeooo:paragraph-rsid="0010a237"/>
    </style:style>
    <style:style style:name="P17" style:family="paragraph" style:parent-style-name="Standard">
      <style:text-properties fo:language="en" fo:country="US" officeooo:rsid="00111b55" officeooo:paragraph-rsid="00111b55"/>
    </style:style>
    <style:style style:name="P18" style:family="paragraph" style:parent-style-name="Standard">
      <style:text-properties fo:language="en" fo:country="US" officeooo:rsid="001a6078" officeooo:paragraph-rsid="001a6078"/>
    </style:style>
    <style:style style:name="P19" style:family="paragraph" style:parent-style-name="Standard">
      <style:text-properties fo:language="en" fo:country="US" officeooo:rsid="001be0ea" officeooo:paragraph-rsid="001be0ea"/>
    </style:style>
    <style:style style:name="P20" style:family="paragraph" style:parent-style-name="Standard">
      <style:text-properties fo:language="en" fo:country="US" officeooo:rsid="001911a7" officeooo:paragraph-rsid="001911a7"/>
    </style:style>
    <style:style style:name="P21" style:family="paragraph" style:parent-style-name="Standard">
      <style:text-properties fo:language="en" fo:country="US" officeooo:rsid="001be0ea" officeooo:paragraph-rsid="001be0e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1b55"/>
    </style:style>
    <style:style style:name="T3" style:family="text">
      <style:text-properties fo:language="en" fo:country="US" officeooo:rsid="001157b1"/>
    </style:style>
    <style:style style:name="T4" style:family="text">
      <style:text-properties fo:language="en" fo:country="US" officeooo:rsid="0016f02b"/>
    </style:style>
    <style:style style:name="T5" style:family="text">
      <style:text-properties fo:language="en" fo:country="US" officeooo:rsid="0018be09"/>
    </style:style>
    <style:style style:name="T6" style:family="text">
      <style:text-properties fo:language="en" fo:country="US" officeooo:rsid="001911a7"/>
    </style:style>
    <style:style style:name="T7" style:family="text">
      <style:text-properties fo:language="en" fo:country="US" officeooo:rsid="001a6078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6f02b"/>
    </style:style>
    <style:style style:name="T10" style:family="text">
      <style:text-properties fo:language="ru" fo:country="RU" officeooo:rsid="0018be09"/>
    </style:style>
    <style:style style:name="T11" style:family="text">
      <style:text-properties fo:language="ru" fo:country="RU" officeooo:rsid="001911a7"/>
    </style:style>
    <style:style style:name="T12" style:family="text">
      <style:text-properties fo:language="ru" fo:country="RU" officeooo:rsid="001a6078"/>
    </style:style>
    <style:style style:name="T13" style:family="text">
      <style:text-properties officeooo:rsid="00111b55"/>
    </style:style>
    <style:style style:name="T14" style:family="text">
      <style:text-properties officeooo:rsid="001157b1"/>
    </style:style>
    <style:style style:name="T15" style:family="text">
      <style:text-properties officeooo:rsid="0013dc30"/>
    </style:style>
    <style:style style:name="T16" style:family="text">
      <style:text-properties fo:font-variant="normal" fo:text-transform="none" fo:color="#333333" style:font-name="Verdana" fo:font-size="10.5pt" fo:letter-spacing="normal" fo:font-style="normal" fo:font-weight="normal"/>
    </style:style>
    <style:style style:name="T17" style:family="text">
      <style:text-properties fo:font-variant="normal" fo:text-transform="none" fo:color="#333333" style:font-name="Verdana" fo:font-size="10.5pt" fo:letter-spacing="normal" fo:language="ru" fo:country="RU" fo:font-style="normal" fo:font-weight="normal" officeooo:rsid="0018be09"/>
    </style:style>
    <style:style style:name="T18" style:family="text">
      <style:text-properties officeooo:rsid="001be0ea"/>
    </style:style>
    <style:style style:name="T19" style:family="text">
      <style:text-properties officeooo:rsid="0020c20b"/>
    </style:style>
    <style:style style:name="T20" style:family="text">
      <style:text-properties officeooo:rsid="002170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ля микроконтроллеров серии <text:span text:style-name="T1">STM32F107 </text:span>по умолчанию частота системной шины устанавливается равной 72 МГц. Для работы в режиме захвата входа установим частоту равной 24 МГц. </text:p>
      <text:p text:style-name="P1">В файле <text:span text:style-name="T1">system_stm32f10x.c</text:span></text:p>
      <text:p text:style-name="P15"/>
      <text:p text:style-name="P15">#if defined (STM32F10X_LD_VL) || (defined STM32F10X_MD_VL) || (defined STM32F10X_HD_VL)</text:p>
      <text:p text:style-name="P15">/* #define SYSCLK_FREQ_HSE <text:s text:c="3"/>HSE_VALUE */</text:p>
      <text:p text:style-name="P15"><text:s/>#define SYSCLK_FREQ_24MHz <text:s/>24000000</text:p>
      <text:p text:style-name="P15">#else</text:p>
      <text:p text:style-name="P15">/* #define SYSCLK_FREQ_HSE <text:s text:c="3"/>HSE_VALUE */</text:p>
      <text:p text:style-name="P15">/* #define SYSCLK_FREQ_24MHz <text:s/>24000000 */</text:p>
      <text:p text:style-name="P15">/* #define SYSCLK_FREQ_36MHz <text:s/>36000000 */</text:p>
      <text:p text:style-name="P15">/* #define SYSCLK_FREQ_48MHz <text:s/>48000000 */</text:p>
      <text:p text:style-name="P15">/* #define SYSCLK_FREQ_56MHz <text:s/>56000000 */</text:p>
      <text:p text:style-name="P15">#define SYSCLK_FREQ_72MHz <text:s/>72000000</text:p>
      <text:p text:style-name="P15">#endif</text:p>
      <text:p text:style-name="P15"/>
      <text:p text:style-name="P1">необходимо раскомментировать строку, соответствующую частоте 24 МГц <text:span text:style-name="T13">и закомментировать строку, соответствующую частоте 72 МГц.</text:span></text:p>
      <text:p text:style-name="P1"/>
      <text:p text:style-name="P2">Для демонстрации режима захвата входа будем использовать таймер <text:span text:style-name="T1">TIM3. </text:span><text:span text:style-name="T13">По справочнику определяем, что вход первого канала этого таймера подключен к линии </text:span><text:span text:style-name="T2">PC6, </text:span><text:span text:style-name="T13">однако для его активации необходимо произвести переназначение выводов микроконтроллера </text:span><text:span text:style-name="T2">(remap). </text:span><text:span text:style-name="T14">Поскольку будут использоваться альтернативные функции линий портов ввода-вывода, необходимо подать тактирование на соответствующие узлы:</text:span></text:p>
      <text:p text:style-name="P2"/>
      <text:p text:style-name="P4">RCC_APB2PeriphClockCmd(RCC_APB2Periph_GPIOC | RCC_APB2Periph_GPIOD | RCC_APB2Periph_AFIO, ENABLE);</text:p>
      <text:p text:style-name="P2"/>
      <text:p text:style-name="P4">Затем создаем и инициализируем структуру для конфигурирования портов ввода-вывода. </text:p>
      <text:p text:style-name="P16"/>
      <text:p text:style-name="P17">GPIO_InitTypeDef gpio_cfg;</text:p>
      <text:p text:style-name="P17">GPIO_StructInit(&amp;gpio_cfg);</text:p>
      <text:p text:style-name="P17"/>
      <text:p text:style-name="P5">Для настройки входа таймера необходимо выполнить следующий код</text:p>
      <text:p text:style-name="P5"/>
      <text:p text:style-name="P17">GPIO_PinRemapConfig(GPIO_FullRemap_TIM3, ENABLE);</text:p>
      <text:p text:style-name="P17">gpio_cfg.GPIO_Mode = GPIO_Mode_IN_FLOATING;</text:p>
      <text:p text:style-name="P17">gpio_cfg.GPIO_Pin = GPIO_Pin_6;</text:p>
      <text:p text:style-name="P17">GPIO_Init(GPIOC, &amp;gpio_cfg);</text:p>
      <text:p text:style-name="P17"/>
      <text:p text:style-name="P3">Сигнал, период которого будем определять, будем подавать <text:span text:style-name="T14">с линии </text:span><text:span text:style-name="T3">PC13 </text:span><text:span text:style-name="T14">(потребуется провод)</text:span><text:span text:style-name="T3">. </text:span><text:span text:style-name="T14">Сконфигурируем эту линию на выход:</text:span></text:p>
      <text:p text:style-name="P3"/>
      <text:p text:style-name="P4">gpio_cfg.GPIO_Mode = GPIO_Mode_Out_PP;</text:p>
      <text:p text:style-name="P4">gpio_cfg.GPIO_Pin = GPIO_Pin_13;</text:p>
      <text:p text:style-name="P4">GPIO_Init(GPIOC, &amp;gpio_cfg);</text:p>
      <text:p text:style-name="P4"/>
      <text:p text:style-name="P4">Вычисленное значение периода будем выводить на порт <text:span text:style-name="T1">D. </text:span>Для этого все линии порта <text:span text:style-name="T1">D </text:span>необходимо сконфигурировать на выход:</text:p>
      <text:p text:style-name="P4"/>
      <text:p text:style-name="P4"><text:soft-page-break/>gpio_cfg.GPIO_Mode = GPIO_Mode_Out_PP;</text:p>
      <text:p text:style-name="P4">gpio_cfg.GPIO_Pin = GPIO_Pin_All;</text:p>
      <text:p text:style-name="P4">GPIO_Init(GPIOD, &amp;gpio_cfg);</text:p>
      <text:p text:style-name="P4"/>
      <text:p text:style-name="P5">Объединим приведенный выше код в функцию инициализации портов ввода-вывода</text:p>
      <text:p text:style-name="P5"/>
      <text:p text:style-name="P5">void init_gpio(void)</text:p>
      <text:p text:style-name="P5">{</text:p>
      <text:p text:style-name="P5"><text:s text:c="2"/>GPIO_InitTypeDef gpio_cfg;</text:p>
      <text:p text:style-name="P5"><text:s text:c="2"/>GPIO_StructInit(&amp;gpio_cfg);</text:p>
      <text:p text:style-name="P5"><text:s text:c="2"/></text:p>
      <text:p text:style-name="P5"><text:s text:c="2"/>RCC_APB2PeriphClockCmd(RCC_APB2Periph_GPIOC | RCC_APB2Periph_GPIOD | RCC_APB2Periph_AFIO, ENABLE);</text:p>
      <text:p text:style-name="P5"><text:tab/></text:p>
      <text:p text:style-name="P5"><text:s text:c="2"/>/* Вывод тестового сигнала на PС13 */</text:p>
      <text:p text:style-name="P5"><text:s text:c="2"/>gpio_cfg.GPIO_Mode = GPIO_Mode_Out_PP;</text:p>
      <text:p text:style-name="P5"><text:s text:c="2"/>gpio_cfg.GPIO_Pin = GPIO_Pin_13;</text:p>
      <text:p text:style-name="P5"><text:s text:c="2"/>GPIO_Init(GPIOC, &amp;gpio_cfg);</text:p>
      <text:p text:style-name="P5"/>
      <text:p text:style-name="P5"><text:s/>/* Вывод периода входного сигнала на порт <text:span text:style-name="T1">D</text:span> */<text:tab/></text:p>
      <text:p text:style-name="P5"><text:s text:c="2"/>gpio_cfg.GPIO_Mode = GPIO_Mode_Out_PP;</text:p>
      <text:p text:style-name="P5"><text:s text:c="2"/>gpio_cfg.GPIO_Pin = GPIO_Pin_All;</text:p>
      <text:p text:style-name="P5"><text:s text:c="2"/>GPIO_Init(GPIOD, &amp;gpio_cfg);</text:p>
      <text:p text:style-name="P5"/>
      <text:p text:style-name="P5"><text:s text:c="2"/>/* Таймер TIM3, канал 1 */</text:p>
      <text:p text:style-name="P5"><text:s text:c="2"/>GPIO_PinRemapConfig(GPIO_FullRemap_TIM3, ENABLE);</text:p>
      <text:p text:style-name="P5"><text:s text:c="2"/>gpio_cfg.GPIO_Mode = GPIO_Mode_IN_FLOATING;</text:p>
      <text:p text:style-name="P5"><text:s text:c="2"/>gpio_cfg.GPIO_Pin = GPIO_Pin_6;</text:p>
      <text:p text:style-name="P5"><text:s text:c="2"/>GPIO_Init(GPIOC, &amp;gpio_cfg);</text:p>
      <text:p text:style-name="P5">}</text:p>
      <text:p text:style-name="P5"/>
      <text:p text:style-name="P6">Функция конфигурирования таймера приведена ниже</text:p>
      <text:p text:style-name="P6"/>
      <text:p text:style-name="P6">void init_timer(void)</text:p>
      <text:p text:style-name="P6">{</text:p>
      <text:p text:style-name="P6"><text:s text:c="2"/>/* Подаём такты на TIM3 */</text:p>
      <text:p text:style-name="P6"><text:s text:c="2"/>RCC_APB1PeriphClockCmd(RCC_APB1Periph_TIM3, ENABLE);</text:p>
      <text:p text:style-name="P6"/>
      <text:p text:style-name="P6"><text:s text:c="2"/>/* Настраиваем предделитель так, чтобы таймер считал миллисекунды.</text:p>
      <text:p text:style-name="P6"><text:s text:c="5"/>На бо́льших частотах следите, чтобы предделитель не превысил</text:p>
      <text:p text:style-name="P6"><text:s text:c="5"/>максимальное значение uint16_t - 0xFFFF (65535) */</text:p>
      <text:p text:style-name="P6"><text:s text:c="2"/>TIM_TimeBaseInitTypeDef timer_base;</text:p>
      <text:p text:style-name="P6"><text:s text:c="2"/>TIM_TimeBaseStructInit(&amp;timer_base);</text:p>
      <text:p text:style-name="P6"><text:s text:c="2"/>timer_base.TIM_Prescaler = 24000 - 1;</text:p>
      <text:p text:style-name="P6"><text:s text:c="2"/>TIM_TimeBaseInit(TIM3, &amp;timer_base);</text:p>
      <text:p text:style-name="P6"/>
      <text:p text:style-name="P6"><text:s text:c="2"/>/* Настраиваем захват сигнала:</text:p>
      <text:p text:style-name="P6"><text:s text:c="3"/>- канал: 1</text:p>
      <text:p text:style-name="P6"><text:s text:c="3"/>- счёт: по нарастанию</text:p>
      <text:p text:style-name="P6"><text:s text:c="3"/>- источник: напрямую со входа</text:p>
      <text:p text:style-name="P6"><text:s text:c="3"/>- делитель: отключен</text:p>
      <text:p text:style-name="P6"><text:s text:c="3"/>- фильтр: отключен */</text:p>
      <text:p text:style-name="P6"><text:soft-page-break/><text:s text:c="2"/>TIM_ICInitTypeDef timer_ic1;</text:p>
      <text:p text:style-name="P6"><text:s text:c="2"/>timer_ic1.TIM_Channel = TIM_Channel_1;</text:p>
      <text:p text:style-name="P6"><text:s text:c="2"/>timer_ic1.TIM_ICPolarity = TIM_ICPolarity_Rising;</text:p>
      <text:p text:style-name="P6"><text:s text:c="2"/>timer_ic1.TIM_ICSelection = TIM_ICSelection_DirectTI;</text:p>
      <text:p text:style-name="P6"><text:s text:c="2"/>timer_ic1.TIM_ICPrescaler = TIM_ICPSC_DIV1;</text:p>
      <text:p text:style-name="P6"><text:s text:c="2"/>timer_ic1.TIM_ICFilter = 0;</text:p>
      <text:p text:style-name="P6"/>
      <text:p text:style-name="P6"><text:s text:c="2"/>TIM_ICInit(TIM3, &amp;timer_ic1);</text:p>
      <text:p text:style-name="P6"><text:s text:c="2"/>/* Разрешаем таймеру генерировать прерывание по захвату */</text:p>
      <text:p text:style-name="P6"/>
      <text:p text:style-name="P6"><text:s text:c="2"/>TIM_ITConfig(TIM3, TIM_IT_CC1, ENABLE);</text:p>
      <text:p text:style-name="P6"><text:s text:c="2"/>/* Включаем таймер */</text:p>
      <text:p text:style-name="P6"><text:s text:c="2"/>TIM_Cmd(TIM3, ENABLE);</text:p>
      <text:p text:style-name="P6"><text:s text:c="2"/>/* Разрешаем прерывания таймера TIM3 */</text:p>
      <text:p text:style-name="P6"><text:s text:c="2"/>NVIC_EnableIRQ(TIM3_IRQn);</text:p>
      <text:p text:style-name="P6">}</text:p>
      <text:p text:style-name="P6"/>
      <text:p text:style-name="P6">Здесь, во-первых, настраивается предделитель таймера, во-вторых, параметры режима захвата. <text:s/>Выбирается номер канала таймера-счетчика, событие, при котором регистрируется новый импульс (по нарастанию, по убыванию <text:span text:style-name="T15">или и по нарастанию, и по убыванию напряжения на входе). Далее настраиваем тип подключения источника входного сигнала, предделитель (можно выбрать значения 1, 2, 4, 8), фильтр (числовое значение от 1 до 15 определяет один из вариантов выборки (частоту и количество измерений), по которой определяется, совершился ли переход из одного состояния в другое, 0 — фильтр отключен). В конце разрешаем таймеру генерировать прерывания по событию «захват», разрешаем работу таймера и разрешаем прерывания от таймера.</text:span></text:p>
      <text:p text:style-name="P6"/>
      <text:p text:style-name="P13"><text:span text:style-name="T9">В обработчике прерывания </text:span><text:span text:style-name="T10">от таймера-счетчика </text:span><text:span text:style-name="T5">TIM3</text:span><text:span text:style-name="T9">, во-первых, проверяем флаг <text:s/>источника , и, если этим флагом оказывается TIM_IT_CC1 (прерывание от источника TIM Capture Compare 1 Interrupt source), выполняем подсчет длительности периода входного сигнала. Для этого вначале сбрасываем флаг прерывания, затем сохраняем старое значение регистра захвата </text:span><text:span text:style-name="T10">и сравнения</text:span><text:span text:style-name="T9"> </text:span><text:span text:style-name="T16">TIM_CCR</text:span><text:span text:style-name="T17">1 </text:span><text:s/><text:span text:style-name="T9">в переменной </text:span><text:span text:style-name="T4">capture1, </text:span><text:span text:style-name="T9">получаем новое значение регистра захвата и записываем в переменную </text:span><text:span text:style-name="T4">capture2. </text:span><text:span text:style-name="T9">В случае, </text:span><text:span text:style-name="T10">если предыдущее значение регистра </text:span><text:span text:style-name="T17">TIM_CCR1 <text:s/></text:span><text:span text:style-name="T10">не было считано, а пришел новый запрос на прерывание по захвату, необходимо обработать событие </text:span><text:span text:style-name="T5">over-capture. </text:span><text:span text:style-name="T10">Код обработчика прерывания от таймера-счетчика </text:span><text:span text:style-name="T5">TIM3 </text:span><text:span text:style-name="T10">приведен ниже.</text:span></text:p>
      <text:p text:style-name="P10"/>
      <text:p text:style-name="P10">void TIM3_IRQHandler(void)</text:p>
      <text:p text:style-name="P10">{</text:p>
      <text:p text:style-name="P10"><text:s text:c="2"/>if (TIM_GetITStatus(TIM3, TIM_IT_CC1) != RESET)</text:p>
      <text:p text:style-name="P10"><text:s text:c="2"/>{</text:p>
      <text:p text:style-name="P10"><text:s text:c="4"/>/* Даём знать, что обработали прерывание */</text:p>
      <text:p text:style-name="P10"><text:s text:c="4"/>TIM_ClearITPendingBit(TIM3, TIM_IT_CC1);</text:p>
      <text:p text:style-name="P10"/>
      <text:p text:style-name="P10"><text:s text:c="4"/>/* Запоминаем предыдущее измерение и считываем текущее */</text:p>
      <text:p text:style-name="P10"><text:s text:c="4"/>capture1 = capture2;</text:p>
      <text:p text:style-name="P10"><text:s text:c="4"/>capture2 = TIM_GetCapture1(TIM3);</text:p>
      <text:p text:style-name="P10"/>
      <text:p text:style-name="P10"><text:s text:c="4"/>/* Для корректной обработки нужно минимум два измерения */</text:p>
      <text:p text:style-name="P10"><text:s text:c="4"/>if (!capture_is_first)</text:p>
      <text:p text:style-name="P10"><text:s text:c="6"/>capture_is_ready = 1;</text:p>
      <text:p text:style-name="P10"/>
      <text:p text:style-name="P10"><text:soft-page-break/><text:s text:c="4"/>capture_is_first = 0;</text:p>
      <text:p text:style-name="P10"/>
      <text:p text:style-name="P10"><text:s text:c="4"/>/* Здесь обрабатываем событие over-capture */</text:p>
      <text:p text:style-name="P10"><text:s text:c="4"/>if (TIM_GetFlagStatus(TIM3, TIM_FLAG_CC1OF) != RESET)</text:p>
      <text:p text:style-name="P10"><text:s text:c="4"/>{</text:p>
      <text:p text:style-name="P10"><text:s text:c="6"/>TIM_ClearFlag(TIM3, TIM_FLAG_CC1OF);</text:p>
      <text:p text:style-name="P10"><text:s text:c="6"/>// ...</text:p>
      <text:p text:style-name="P10"><text:s text:c="4"/>}</text:p>
      <text:p text:style-name="P10"><text:s text:c="2"/>}</text:p>
      <text:p text:style-name="P10">}</text:p>
      <text:p text:style-name="P10"/>
      <text:p text:style-name="P14"><text:span text:style-name="T8">Для переключения линии </text:span><text:span text:style-name="T1">PC13 </text:span><text:span text:style-name="T8">через равные промежутки времени будем использовать сигнал </text:span><text:span text:style-name="T1">SysTick. </text:span><text:span text:style-name="T6">Устанавливаем тактирование системного таймера от <text:s/></text:span><text:span text:style-name="T11">шины </text:span><text:span text:style-name="T6">AHB </text:span><text:span text:style-name="T11">(в рассматриваемой ситуации частота этой шина равна 24 МГц). Для этого необходимо у</text:span><text:span text:style-name="T12">становить </text:span><text:span text:style-name="T6">бит CLKSOURCE регистра STK_CTRL (</text:span><text:span text:style-name="T12">устанавливается при помощи маски </text:span><text:span text:style-name="T6">SysTick_CLKSource_HCLK). </text:span><text:span text:style-name="T12">Далее нужно</text:span><text:span text:style-name="T6"> </text:span><text:span text:style-name="T12">р</text:span><text:span text:style-name="T6">азреш</text:span><text:span text:style-name="T12">ить</text:span><text:span text:style-name="T6"> работу системного таймера, </text:span><text:span text:style-name="T12">установив </text:span><text:span text:style-name="T6"><text:s/>бит ENABLE регистра STK_CTRL (</text:span><text:span text:style-name="T12">устанавливается при помощи маски </text:span><text:span text:style-name="T6">SysTick_CTRL_ENABLE</text:span><text:span text:style-name="T12">) </text:span><text:span text:style-name="T6"><text:s/></text:span><text:span text:style-name="T12">и настроить генерацию запроса на обработку исключения SysTick каждый раз, когда счетный регистр системного таймера достигает значения нуля — для этого нужно установить бит <text:s/></text:span><text:span text:style-name="T6">TICKINT регистра STK_CTRL, </text:span><text:span text:style-name="T12">воспользовавшись маской <text:s/></text:span><text:span text:style-name="T6">SysTick_CTRL_TICKINT. </text:span><text:span text:style-name="T12">Таймер </text:span><text:span text:style-name="T7">SysTick </text:span><text:span text:style-name="T12">представляет собой реверсивный счетчик, начальное значение его счётного регистра копируется из регистра </text:span><text:span text:style-name="T6">STK_LOAD. </text:span><text:span text:style-name="T12">Таким образом, конфигурирование системного счетчика выглядит следующим образом:</text:span></text:p>
      <text:p text:style-name="P8"/>
      <text:p text:style-name="P18"><text:s/>SysTick-&gt;CTRL |= SysTick_CLKSource_HCLK | SysTick_CTRL_ENABLE | SysTick_CTRL_TICKINT;</text:p>
      <text:p text:style-name="P18">SysTick-&gt;LOAD = 24000-1;</text:p>
      <text:p text:style-name="P18"/>
      <text:p text:style-name="P8">Согласно этим настройкам, при тактовой частоте 24 МГц исключение <text:s/>SysTick будет возникать <text:span text:style-name="T18">с частотой 1 кГц.</text:span></text:p>
      <text:p text:style-name="P8"/>
      <text:p text:style-name="P9">В обработчике события выполняется наращивание переменной <text:span text:style-name="T1">systick_ms:</text:span></text:p>
      <text:p text:style-name="P19"/>
      <text:p text:style-name="P19">void SysTick_Handler(void)</text:p>
      <text:p text:style-name="P19">{</text:p>
      <text:p text:style-name="P19"><text:s text:c="2"/>++systick_ms;</text:p>
      <text:p text:style-name="P19">}</text:p>
      <text:p text:style-name="P19"/>
      <text:p text:style-name="P9">Ниже приведен основной цикл программы. <text:s/>Каждые 1000 миллисекунд меняем уровень на выводе <text:span text:style-name="T1">PC13</text:span> на противоположный, так что период импульсов будет равен 2000 мс. Если флаг <text:s/>capture_is_ready <text:s/>установлен, запрещаем прерывания от таймера, вычисляем время между соседними фронтами сигнала и выводим на набор светодиодов, подключенных к порту <text:span text:style-name="T1">D, </text:span>после чего вновь разрешаем прерывания. </text:p>
      <text:p text:style-name="P9"/>
      <text:p text:style-name="P9">while (1)</text:p>
      <text:p text:style-name="P9"><text:s text:c="2"/>{</text:p>
      <text:p text:style-name="P9"><text:s text:c="4"/>static uint32_t toggle_ms = 0;</text:p>
      <text:p text:style-name="P9"/>
      <text:p text:style-name="P9"><text:s text:c="4"/>if (uint16_time_diff(systick_ms, toggle_ms) &gt;= 1000)</text:p>
      <text:p text:style-name="P9"><text:s text:c="4"/>{</text:p>
      <text:p text:style-name="P9"><text:s text:c="6"/>toggle_ms = systick_ms;</text:p>
      <text:p text:style-name="P9"><text:s text:c="6"/>GPIO_Write(GPIOC, GPIO_ReadOutputData(GPIOC) ^ GPIO_Pin_13);</text:p>
      <text:p text:style-name="P9"><text:soft-page-break/><text:s text:c="4"/>}</text:p>
      <text:p text:style-name="P9"/>
      <text:p text:style-name="P9"><text:s text:c="4"/>if (capture_is_ready)</text:p>
      <text:p text:style-name="P9"><text:s text:c="4"/>{</text:p>
      <text:p text:style-name="P9"><text:s text:c="6"/>NVIC_DisableIRQ(TIM3_IRQn);</text:p>
      <text:p text:style-name="P9"><text:s text:c="6"/>capture_is_ready = 0;</text:p>
      <text:p text:style-name="P9"/>
      <text:p text:style-name="P9"><text:s text:c="6"/>/* Обрабатываем захваченный период, который должен быть равен 2000 */</text:p>
      <text:p text:style-name="P9"><text:s text:c="6"/>const uint16_t period = uint16_time_diff(capture2, capture1);</text:p>
      <text:p text:style-name="P9"><text:s text:c="6"/>// ...</text:p>
      <text:p text:style-name="P9"><text:s text:c="6"/>GPIOD-&gt;ODR = period;</text:p>
      <text:p text:style-name="P9"><text:s text:c="6"/>NVIC_EnableIRQ(TIM3_IRQn);</text:p>
      <text:p text:style-name="P9"><text:s text:c="4"/>}</text:p>
      <text:p text:style-name="P9"><text:s text:c="2"/>}</text:p>
      <text:p text:style-name="P9"/>
      <text:p text:style-name="P9">Ниже приведена функция, вычисляющая разность во времени с учётом возможного переполнения таймера</text:p>
      <text:p text:style-name="P9"/>
      <text:p text:style-name="P9">uint16_t uint16_time_diff(uint16_t now, uint16_t before)</text:p>
      <text:p text:style-name="P9">{</text:p>
      <text:p text:style-name="P9"><text:s text:c="2"/>return (now &gt;= before) ? (now - before) : (UINT16_MAX - before + now + 1);</text:p>
      <text:p text:style-name="P9">}</text:p>
      <text:p text:style-name="P9"/>
      <text:p text:style-name="P11">Захват ШИМ</text:p>
      <text:p text:style-name="P11"/>
      <text:p text:style-name="P11"/>
      <text:p text:style-name="P11">Для реализации этого режима делаем следующее</text:p>
      <text:p text:style-name="P11">1) Объявляем <text:s/>глобальные переменные, в которых будут храниться значения периода входного ШИМ-сигнала и длительность единичного импульса:</text:p>
      <text:p text:style-name="P11">volatile uint16_t period_capture = 0, duty_cycle_capture = 0;</text:p>
      <text:p text:style-name="P12">2) В функции <text:span text:style-name="T1">init_timer() </text:span>нужно заменить строчку</text:p>
      <text:p text:style-name="P12"/>
      <text:p text:style-name="P7"><text:s/>TIM_ICInit(TIM3, &amp;timer_ic1);</text:p>
      <text:p text:style-name="P7"/>
      <text:p text:style-name="P12">следующим кодом:</text:p>
      <text:p text:style-name="P12"/>
      <text:p text:style-name="P12">/* Эта функция настроит канал 1 для захвата периода,</text:p>
      <text:p text:style-name="P12"><text:s text:c="5"/>а канал 2 - для захвата заполнения. */</text:p>
      <text:p text:style-name="P12"><text:s text:c="2"/>TIM_PWMIConfig(TIM3, &amp;timer_ic);</text:p>
      <text:p text:style-name="P12"><text:s text:c="2"/>/* Выбираем источник для триггера: вход 1 (PC6) */</text:p>
      <text:p text:style-name="P12"><text:s text:c="2"/>TIM_SelectInputTrigger(TIM3, TIM_TS_TI1FP1);</text:p>
      <text:p text:style-name="P12"><text:s text:c="2"/>/* По событию от триггера счётчик будет сбрасываться. */</text:p>
      <text:p text:style-name="P12"><text:s text:c="2"/>TIM_SelectSlaveMode(TIM3, TIM_SlaveMode_Reset);</text:p>
      <text:p text:style-name="P12"><text:s text:c="2"/>/* Включаем события от триггера */</text:p>
      <text:p text:style-name="P12"><text:s text:c="2"/>TIM_SelectMasterSlaveMode(TIM3, TIM_MasterSlaveMode_Enable);</text:p>
      <text:p text:style-name="P12"/>
      <text:p text:style-name="P12">3) В обработчике прерывания от таймера-счетчика <text:span text:style-name="T1">TIM3 </text:span>необходимо <text:span text:style-name="T19">после очистке соответствующего бита прерывания запретить прерывания от этого таймера счетчика, считать период и длительность единичного импульса, затем вновь разрешить прерывания.</text:span></text:p>
      <text:p text:style-name="P12"/>
      <text:p text:style-name="P12">NVIC_DisableIRQ(TIM3_IRQn);</text:p>
      <text:p text:style-name="P12"/>
      <text:p text:style-name="P12"><text:soft-page-break/><text:s text:c="4"/>/* А вот и параметры ШИМ, захваченные с каналов 1 и 2 */</text:p>
      <text:p text:style-name="P12"><text:s text:c="4"/>period_capture = TIM_GetCapture1(TIM3);</text:p>
      <text:p text:style-name="P12"><text:s text:c="4"/>duty_cycle_capture = TIM_GetCapture2(TIM3);</text:p>
      <text:p text:style-name="P12"/>
      <text:p text:style-name="P12"><text:s text:c="4"/>NVIC_EnableIRQ(TIM3_IRQn);</text:p>
      <text:p text:style-name="P11"/>
      <text:p text:style-name="P11"><text:span text:style-name="T20">4</text:span>) В основном цикле копируем в локальные вычисленные значения периода и длительности единичного импульса приходящего на вход счетчика ШИМ-сигнала, затем выводим на набор светодиодов</text:p>
      <text:p text:style-name="P11">if (capture_is_ready)</text:p>
      <text:p text:style-name="P11"><text:s text:c="4"/>{</text:p>
      <text:p text:style-name="P11"><text:s text:c="6"/>NVIC_DisableIRQ(TIM3_IRQn);</text:p>
      <text:p text:style-name="P11"><text:s text:c="6"/>capture_is_ready = 0;</text:p>
      <text:p text:style-name="P11"><text:s text:c="6"/>const uint16_t period = period_capture, duty_cycle = duty_cycle_capture;</text:p>
      <text:p text:style-name="P11"><text:s text:c="6"/>/* Обрабатываем параметры ШИМ (переменные period и duty_cycle)*/</text:p>
      <text:p text:style-name="P11"><text:s text:c="6"/>GPIOD-&gt;ODR = duty_cycle_capture;</text:p>
      <text:p text:style-name="P11"><text:s text:c="8"/>NVIC_EnableIRQ(TIM3_IRQn); <text:s text:c="5"/></text:p>
      <text:p text:style-name="P11"><text:s text:c="4"/>}</text:p>
      <text:p text:style-name="P19"/>
      <text:p text:style-name="P19"/>
      <text:p text:style-name="P19"/>
      <text:p text:style-name="P19">#ifdef STM32_F103C8</text:p>
      <text:p text:style-name="P19"/>
      <text:p text:style-name="P19">//Настройка частоты</text:p>
      <text:p text:style-name="P19">void initRCC(void)</text:p>
      <text:p text:style-name="P19">{</text:p>
      <text:p text:style-name="P19"><text:tab/>RCC_DeInit();</text:p>
      <text:p text:style-name="P19"><text:tab/>RCC_HSICmd(DISABLE);</text:p>
      <text:p text:style-name="P19"><text:tab/>RCC_HSEConfig(RCC_HSE_ON); // разрешаем тактирование от внешнего генератора</text:p>
      <text:p text:style-name="P19"/>
      <text:p text:style-name="P19"><text:tab/>// ожидаем, пока внешний генератор будет готов к работе</text:p>
      <text:p text:style-name="P19"><text:tab/>ErrorStatus HSEStartUpStatus = RCC_WaitForHSEStartUp();</text:p>
      <text:p text:style-name="P19"/>
      <text:p text:style-name="P19"><text:tab/>// если запуск внешнего генератора прошел успешно</text:p>
      <text:p text:style-name="P19"><text:tab/>if (HSEStartUpStatus == SUCCESS)</text:p>
      <text:p text:style-name="P19"><text:tab/>{</text:p>
      <text:p text:style-name="P19"><text:tab/><text:tab/>/*</text:p>
      <text:p text:style-name="P19"><text:tab/><text:tab/>Частота кварца - 8Мгц</text:p>
      <text:p text:style-name="P19"><text:tab/><text:tab/>HSE(8 Mhz) -&gt; PLL(x8 = 64 Mhz) -&gt; SYSCLOCK_MUX -&gt; SYSCLOCK(64 Mhz)</text:p>
      <text:p text:style-name="P19"><text:tab/><text:tab/>AHB Prescaler = 1</text:p>
      <text:p text:style-name="P19"><text:tab/><text:tab/>ABP1 Prescaler = /4</text:p>
      <text:p text:style-name="P19"><text:tab/><text:tab/>APB2 Prescaler = /1</text:p>
      <text:p text:style-name="P19"><text:tab/><text:tab/></text:p>
      <text:p text:style-name="P19"><text:tab/><text:tab/>*/</text:p>
      <text:p text:style-name="P19"><text:tab/><text:tab/></text:p>
      <text:p text:style-name="P19"><text:tab/><text:tab/>//PLL</text:p>
      <text:p text:style-name="P19"><text:tab/><text:tab/>RCC_PLLConfig(RCC_PLLSource_HSE_Div1, RCC_PLLMul_8);</text:p>
      <text:p text:style-name="P19"><text:tab/><text:tab/>RCC_PLLCmd(ENABLE);</text:p>
      <text:p text:style-name="P19"><text:tab/><text:tab/></text:p>
      <text:p text:style-name="P19"><text:tab/><text:tab/>//Выбираем источником PLL</text:p>
      <text:p text:style-name="P19"><text:tab/><text:tab/>RCC_SYSCLKConfig(RCC_SYSCLKSource_PLLCLK);</text:p>
      <text:p text:style-name="P19"><text:tab/><text:tab/></text:p>
      <text:p text:style-name="P19"><text:soft-page-break/><text:tab/><text:tab/>//AHB Prescaler</text:p>
      <text:p text:style-name="P19"><text:tab/><text:tab/>RCC_HCLKConfig(RCC_SYSCLK_Div1);</text:p>
      <text:p text:style-name="P19"><text:tab/><text:tab/></text:p>
      <text:p text:style-name="P19"><text:tab/><text:tab/>//Настройка предделителей APBx</text:p>
      <text:p text:style-name="P19"><text:tab/><text:tab/>RCC_PCLK1Config(RCC_HCLK_Div4);</text:p>
      <text:p text:style-name="P19"><text:tab/><text:tab/>RCC_PCLK2Config(RCC_HCLK_Div1);</text:p>
      <text:p text:style-name="P19"/>
      <text:p text:style-name="P19"><text:tab/><text:tab/>// ожидаем, пока HSE не установится в качестве источника SYSCLOCK</text:p>
      <text:p text:style-name="P19"><text:tab/><text:tab/>while (RCC_GetSYSCLKSource() != 0x08){}</text:p>
      <text:p text:style-name="P19"><text:tab/>}</text:p>
      <text:p text:style-name="P19"><text:tab/>else</text:p>
      <text:p text:style-name="P19"><text:tab/>{ <text:s text:c="2"/>//Если HSE не смог запуститься, тактирование настроено некорректно</text:p>
      <text:p text:style-name="P19"><text:tab/><text:tab/>//Здесь следует поместить код обработчика этой ошибки</text:p>
      <text:p text:style-name="P19"><text:tab/><text:tab/>while (1){} // бесконечный цикл</text:p>
      <text:p text:style-name="P19"><text:tab/>}</text:p>
      <text:p text:style-name="P19">}</text:p>
      <text:p text:style-name="P19"/>
      <text:p text:style-name="P19">#endif</text:p>
      <text:p text:style-name="P19"/>
      <text:p text:style-name="P18"/>
      <text:p text:style-name="P20"><text:s/></text:p>
      <text:p text:style-name="P10"/>
      <text:p text:style-name="P10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4"/>
      <text:p text:style-name="P4"/>
      <text:p text:style-name="P4"><text:s/></text:p>
      <text:p text:style-name="P1"/>
      <text:p text:style-name="P1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M40S</meta:editing-duration>
    <meta:editing-cycles>10</meta:editing-cycles>
    <meta:generator>LibreOffice/5.4.1.2$Windows_X86_64 LibreOffice_project/ea7cb86e6eeb2bf3a5af73a8f7777ac570321527</meta:generator>
    <dc:date>2019-02-28T12:15:32.721000000</dc:date>
    <meta:document-statistic meta:table-count="0" meta:image-count="0" meta:object-count="0" meta:page-count="7" meta:paragraph-count="221" meta:word-count="1267" meta:character-count="11161" meta:non-whitespace-character-count="9653"/>
    <meta:user-defined meta:name="Info 1"/>
    <meta:user-defined meta:name="Info 2"/>
    <meta:user-defined meta:name="Info 3"/>
    <meta:user-defined meta:name="Info 4"/>
  </office:meta>
</office:document-meta>
</file>